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1.616cm"/>
          <style:tab-stop style:position="4.577cm"/>
        </style:tab-stops>
      </style:paragraph-properties>
    </style:style>
    <style:style style:name="P7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1.616cm"/>
          <style:tab-stop style:position="4.577cm"/>
        </style:tab-stops>
      </style:paragraph-properties>
      <style:text-properties fo:color="#000000"/>
    </style:style>
    <style:style style:name="P8" style:family="paragraph" style:parent-style-name="HTML_20_Preformatted">
      <loext:graphic-properties draw:fill="solid" draw:fill-color="#ffffff"/>
      <style:paragraph-properties fo:background-color="#ffffff"/>
    </style:style>
    <style:style style:name="P9" style:family="paragraph" style:parent-style-name="HTML_20_Preformatted">
      <loext:graphic-properties draw:fill="solid" draw:fill-color="#ffffff"/>
      <style:paragraph-properties fo:margin-top="0cm" fo:margin-bottom="0.423cm" loext:contextual-spacing="false" fo:background-color="#ffffff"/>
    </style:style>
    <style:style style:name="P10" style:family="paragraph" style:parent-style-name="HTML_20_Preformatted">
      <loext:graphic-properties draw:fill="solid" draw:fill-color="#ffffff"/>
      <style:paragraph-properties fo:margin-top="0cm" fo:margin-bottom="0.423cm" loext:contextual-spacing="false" fo:background-color="#ffffff"/>
      <style:text-properties fo:color="#000000" fo:font-size="8pt" style:font-size-asian="8pt" style:font-size-complex="8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3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Wingdings" style:font-name-asian="Wingdings1" style:font-name-complex="Wingdings1"/>
    </style:style>
    <style:style style:name="T6" style:family="text">
      <style:text-properties fo:color="#000000" fo:font-size="10pt" style:font-name-asian="Times New Roman" style:font-size-asian="10pt" style:language-asian="es" style:country-asian="CL" style:font-name-complex="Courier New1" style:font-size-complex="10pt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800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10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2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0000ff" fo:font-size="8pt" style:font-size-asian="8pt" style:font-size-complex="8pt"/>
    </style:style>
    <style:style style:name="T14" style:family="text">
      <style:text-properties style:font-name="Wingdings" style:font-name-asian="Wingdings1" style:font-name-complex="Wingdings1"/>
    </style:style>
    <style:style style:name="T15" style:family="text">
      <style:text-properties fo:language="es" fo:country="ES"/>
    </style:style>
    <style:style style:name="T1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oft-page-break/>DatePicker</text:h>
      <text:h text:style-name="Heading_20_1" text:outline-level="1">Android Estudio V3.0.17/Flutter</text:h>
      <text:p text:style-name="Standard"/>
      <text:p text:style-name="Standard">Objetivo:Mostrar una fecha en pantalla</text:p>
      <text:p text:style-name="Standard"/>
      <text:p text:style-name="Standard">F.Creación: 18-5-2018</text:p>
      <text:p text:style-name="Standard"/>
      <text:p text:style-name="P1">Programa:</text:p>
      <text:p text:style-name="P1"/>
      <text:p text:style-name="P1">Fuente:<text:tab/></text:p>
      <text:p text:style-name="P1"/>
      <text:h text:style-name="P5" text:outline-level="2">Haciendo un Date Picker</text:h>
      <text:p text:style-name="P1"/>
      <text:p text:style-name="Standard">Le permitiremos al usuario ingresar una fecha manualmente, así como también hacer clic en un botón para invocar un selector de fecha.</text:p>
      <text:p text:style-name="P6"><text:span text:style-name="T1">intl: </text:span><text:span text:style-name="T4">0.15.2<text:tab/> </text:span><text:span text:style-name="T5"></text:span><text:span text:style-name="T4">Librería</text:span></text:p>
      <text:p text:style-name="P7"><text:bookmark text:name="_GoBack"/></text:p>
      <text:p text:style-name="P3"><text:span text:style-name="T2">import </text:span><text:span text:style-name="T9">'dart:async'</text:span><text:span text:style-name="T6">;<text:line-break/></text:span><text:span text:style-name="T2">import </text:span><text:span text:style-name="T9">'package:intl/intl.dart'</text:span><text:span text:style-name="T6">;</text:span></text:p>
      <text:p text:style-name="P7"/>
      <text:p text:style-name="Standard"/>
      <text:h text:style-name="Heading_20_2" text:outline-level="2">Dentro del formulario</text:h>
      <text:p text:style-name="P8"><text:span text:style-name="T3">new </text:span><text:span text:style-name="T7">Row(children: &lt;Widget&gt;[<text:line-break/> <text:s/></text:span><text:span text:style-name="T3">new </text:span><text:span text:style-name="T7">Expanded(<text:line-break/> <text:s text:c="5"/>child: </text:span><text:span text:style-name="T3">new </text:span><text:span text:style-name="T7">TextFormField(<text:line-break/> <text:s text:c="7"/>decoration: </text:span><text:span text:style-name="T3">new </text:span><text:span text:style-name="T7">InputDecoration(<text:line-break/> <text:s text:c="9"/>icon: </text:span><text:span text:style-name="T3">const </text:span><text:span text:style-name="T7">Icon(Icons.</text:span><text:span text:style-name="T11">calendar_today</text:span><text:span text:style-name="T7">),<text:line-break/> <text:s text:c="9"/>hintText: </text:span><text:span text:style-name="T10">'Enter your date of birth'</text:span><text:span text:style-name="T7">,<text:line-break/> <text:s text:c="9"/>labelText: </text:span><text:span text:style-name="T10">'Dob'</text:span><text:span text:style-name="T7">,<text:line-break/> <text:s text:c="7"/>),<text:line-break/> <text:s text:c="7"/>controller: </text:span><text:span text:style-name="T12">_controller</text:span><text:span text:style-name="T7">,<text:line-break/> <text:s text:c="7"/>keyboardType: TextInputType.</text:span><text:span text:style-name="T11">datetime</text:span><text:span text:style-name="T7">,</text:span></text:p>
      <text:p text:style-name="P8"><text:span text:style-name="T8"><text:s text:c="5"/>validator</text:span><text:span text:style-name="T7">: (val) =&gt; isValidDob(val) ? </text:span><text:span text:style-name="T3">null </text:span><text:span text:style-name="T7">: </text:span><text:span text:style-name="T10">'Not a valid date'</text:span><text:span text:style-name="T7">,</text:span></text:p>
      <text:p text:style-name="P8"><text:span text:style-name="T7"><text:line-break/> <text:s text:c="5"/>)),<text:line-break/> <text:s/></text:span><text:span text:style-name="T3">new </text:span><text:span text:style-name="T7">IconButton(<text:line-break/> <text:s text:c="3"/>icon: </text:span><text:span text:style-name="T3">new </text:span><text:span text:style-name="T7">Icon(Icons.</text:span><text:span text:style-name="T11">more_horiz</text:span><text:span text:style-name="T7">),<text:line-break/> <text:s text:c="3"/>tooltip: </text:span><text:span text:style-name="T10">'Choose date'</text:span><text:span text:style-name="T7">,<text:line-break/> <text:s text:c="3"/>onPressed: (() {<text:line-break/> <text:s text:c="5"/>_chooseDate(context, </text:span><text:span text:style-name="T12">_controller</text:span><text:span text:style-name="T7">.</text:span><text:span text:style-name="T12">text</text:span><text:span text:style-name="T7">);<text:line-break/> <text:s text:c="3"/>}),<text:line-break/> <text:s/>)<text:line-break/>]),</text:span></text:p>
      <text:p text:style-name="Standard"/>
      <text:h text:style-name="Heading_20_2" text:outline-level="2">La lógica</text:h>
      <text:p text:style-name="P9"><text:span text:style-name="T3">final </text:span><text:span text:style-name="T7">TextEditingController </text:span><text:span text:style-name="T12">_controller </text:span><text:span text:style-name="T7">= </text:span><text:span text:style-name="T3">new </text:span><text:span text:style-name="T7">TextEditingController();<text:line-break/>Future _chooseDate(BuildContext context, String initialDateString) </text:span><text:span text:style-name="T3">async </text:span><text:span text:style-name="T7">{<text:line-break/> <text:s/></text:span><text:span text:style-name="T3">var </text:span><text:span text:style-name="T7">now = </text:span><text:span text:style-name="T3">new </text:span><text:span text:style-name="T7">DateTime.now();<text:line-break/> <text:s/></text:span><text:span text:style-name="T3">var </text:span><text:span text:style-name="T7">initialDate = convertToDate(initialDateString) ?? now;<text:line-break/> <text:s/>initialDate = (initialDate.</text:span><text:span text:style-name="T12">year </text:span><text:span text:style-name="T7">&gt;= </text:span><text:span text:style-name="T13">1900 </text:span><text:span text:style-name="T7">&amp;&amp; initialDate.isBefore(now) ? initialDate : now);<text:line-break/><text:line-break/> <text:s/></text:span><text:span text:style-name="T3">var </text:span><text:span text:style-name="T7">result = </text:span><text:span text:style-name="T3">await </text:span><text:span text:style-name="T7">showDatePicker(<text:line-break/> <text:s text:c="5"/>context: context,<text:line-break/> <text:s text:c="5"/>initialDate: initialDate,<text:line-break/> <text:s text:c="5"/>firstDate: </text:span><text:span text:style-name="T3">new </text:span><text:span text:style-name="T7">DateTime(</text:span><text:span text:style-name="T13">1900</text:span><text:span text:style-name="T7">),<text:line-break/> <text:s text:c="5"/>lastDate: </text:span><text:span text:style-name="T3">new </text:span><text:span text:style-name="T7">DateTime.now());<text:line-break/><text:line-break/> <text:s/></text:span><text:span text:style-name="T3">if </text:span><text:span text:style-name="T7">(result == </text:span><text:span text:style-name="T3">null</text:span><text:span text:style-name="T7">) </text:span><text:span text:style-name="T3">return</text:span><text:span text:style-name="T7">;<text:line-break/><text:line-break/> <text:s/>setState(() {<text:line-break/> <text:s text:c="3"/></text:span><text:span text:style-name="T12">_controller</text:span><text:span text:style-name="T7">.</text:span><text:span text:style-name="T12">text </text:span><text:span text:style-name="T7">= </text:span><text:span text:style-name="T3">new </text:span><text:span text:style-name="T7">DateFormat.yMd().format(result);<text:line-break/> <text:s/>});<text:line-break/>}<text:line-break/><text:line-break/>DateTime convertToDate(String input) {<text:line-break/> <text:s/></text:span><text:span text:style-name="T3">try<text:line-break/> <text:s/></text:span><text:span text:style-name="T7">{<text:line-break/> <text:s text:c="3"/></text:span><text:span text:style-name="T3">var </text:span><text:span text:style-name="T7">d = </text:span><text:span text:style-name="T3">new </text:span><text:span text:style-name="T7">DateFormat.yMd().parseStrict(input);<text:line-break/> <text:s text:c="3"/></text:span><text:span text:style-name="T3">return </text:span><text:span text:style-name="T7">d;<text:line-break/> <text:s/>} </text:span><text:span text:style-name="T3">catch </text:span><text:span text:style-name="T7">(e) {<text:line-break/></text:span><text:soft-page-break/><text:span text:style-name="T7"> <text:s text:c="3"/></text:span><text:span text:style-name="T3">return null</text:span><text:span text:style-name="T7">;<text:line-break/> <text:s/>}<text:line-break/>}</text:span></text:p>
      <text:p text:style-name="P10"/>
      <text:p text:style-name="P8"><text:span text:style-name="T7">bool isValidDob(String dob) {<text:line-break/> <text:s/></text:span><text:span text:style-name="T3">if </text:span><text:span text:style-name="T7">(dob.</text:span><text:span text:style-name="T12">isEmpty</text:span><text:span text:style-name="T7">) </text:span><text:span text:style-name="T3">return true</text:span><text:span text:style-name="T7">;<text:line-break/> <text:s/></text:span><text:span text:style-name="T3">var </text:span><text:span text:style-name="T7">d = convertToDate(dob);<text:line-break/> <text:s/></text:span><text:span text:style-name="T3">return </text:span><text:span text:style-name="T7">d != </text:span><text:span text:style-name="T3">null </text:span><text:span text:style-name="T7">&amp;&amp; d.isBefore(</text:span><text:span text:style-name="T3">new </text:span><text:span text:style-name="T7">DateTime.now());<text:line-break/>}</text:span></text:p>
      <text:p text:style-name="P10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5</meta:editing-cycles>
    <meta:creation-date>2018-03-07T12:45:00</meta:creation-date>
    <dc:date>2018-05-19T12:26:00</dc:date>
    <meta:editing-duration>PT3H26M</meta:editing-duration>
    <meta:generator>LibreOffice/6.0.4.2$Windows_X86_64 LibreOffice_project/9b0d9b32d5dcda91d2f1a96dc04c645c450872bf</meta:generator>
    <meta:document-statistic meta:table-count="0" meta:image-count="0" meta:object-count="0" meta:page-count="4" meta:paragraph-count="18" meta:word-count="217" meta:character-count="1912" meta:non-whitespace-character-count="15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